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1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formula="of:=[.C1]-[.B1]" office:value-type="float" office:value="102812.32" calcext:value-type="float">
            <text:p>102812.32</text:p>
          </table:table-cell>
          <table:table-cell office:value-type="float" office:value="253900" calcext:value-type="float">
            <text:p>253900</text:p>
          </table:table-cell>
          <table:table-cell table:formula="of:=[.D1]+[.E1]" office:value-type="float" office:value="356712.32" calcext:value-type="float">
            <text:p>356712.32</text:p>
          </table:table-cell>
          <table:table-cell table:formula="of:=50780" office:value-type="float" office:value="50780" calcext:value-type="float">
            <text:p>50780</text:p>
          </table:table-cell>
          <table:table-cell table:formula="of:=72*4249.06" office:value-type="float" office:value="305932.32" calcext:value-type="float">
            <text:p>305932.3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F1]/12" office:value-type="float" office:value="6" calcext:value-type="float">
            <text:p>6</text:p>
          </table:table-cell>
        </table:table-row>
        <table:table-row table:style-name="ro1">
          <table:table-cell table:formula="of:=[.C2]-[.B2]" office:value-type="float" office:value="119111.44" calcext:value-type="float">
            <text:p>119111.44</text:p>
          </table:table-cell>
          <table:table-cell office:value-type="float" office:value="292900" calcext:value-type="float">
            <text:p>292900</text:p>
          </table:table-cell>
          <table:table-cell table:formula="of:=[.D2]+[.E2]" office:value-type="float" office:value="412011.44" calcext:value-type="float">
            <text:p>412011.44</text:p>
          </table:table-cell>
          <table:table-cell office:value-type="float" office:value="58580" calcext:value-type="float">
            <text:p>58580</text:p>
          </table:table-cell>
          <table:table-cell table:formula="of:=72*4908.77" office:value-type="float" office:value="353431.44" calcext:value-type="float">
            <text:p>353431.44</text:p>
          </table:table-cell>
          <table:table-cell table:number-columns-repeated="3"/>
        </table:table-row>
        <table:table-row table:style-name="ro1">
          <table:table-cell table:formula="of:=[.A2]-[.A1]" office:value-type="float" office:value="16299.1200000001" calcext:value-type="float">
            <text:p>16299.1200000001</text:p>
          </table:table-cell>
          <table:table-cell table:formula="of:=[.B2]-[.B1]" office:value-type="float" office:value="39000" calcext:value-type="float">
            <text:p>39000</text:p>
          </table:table-cell>
          <table:table-cell table:formula="of:=[.B3]-[.A3]" office:value-type="float" office:value="22700.8799999999" calcext:value-type="float">
            <text:p>22700.8799999999</text:p>
          </table:table-cell>
          <table:table-cell table:number-columns-repeated="5"/>
        </table:table-row>
        <table:table-row table:style-name="ro1">
          <table:table-cell table:formula="of:=[.C4]-[.B4]" office:value-type="float" office:value="7317.28" calcext:value-type="float">
            <text:p>7317.28</text:p>
          </table:table-cell>
          <table:table-cell office:value-type="float" office:value="253900" calcext:value-type="float">
            <text:p>253900</text:p>
          </table:table-cell>
          <table:table-cell table:formula="of:=[.D4]+[.E4]" office:value-type="float" office:value="261217.28" calcext:value-type="float">
            <text:p>261217.28</text:p>
          </table:table-cell>
          <table:table-cell office:value-type="float" office:value="126950" calcext:value-type="float">
            <text:p>126950</text:p>
          </table:table-cell>
          <table:table-cell table:formula="of:=11188.94*12" office:value-type="float" office:value="134267.28" calcext:value-type="float">
            <text:p>134267.2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C5]-[.B5]" office:value-type="float" office:value="8663.91999999998" calcext:value-type="float">
            <text:p>8663.92</text:p>
          </table:table-cell>
          <table:table-cell office:value-type="float" office:value="292900" calcext:value-type="float">
            <text:p>292900</text:p>
          </table:table-cell>
          <table:table-cell table:formula="of:=[.D5]+[.E5]" office:value-type="float" office:value="301563.92" calcext:value-type="float">
            <text:p>301563.92</text:p>
          </table:table-cell>
          <table:table-cell office:value-type="float" office:value="146450" calcext:value-type="float">
            <text:p>146450</text:p>
          </table:table-cell>
          <table:table-cell table:formula="of:=12926.16*12" office:value-type="float" office:value="155113.92" calcext:value-type="float">
            <text:p>155113.92</text:p>
          </table:table-cell>
          <table:table-cell table:number-columns-repeated="3"/>
        </table:table-row>
        <table:table-row table:style-name="ro1">
          <table:table-cell table:formula="of:=[.A5]-[.A4]" office:value-type="float" office:value="1346.63999999999" calcext:value-type="float">
            <text:p>1346.64</text:p>
          </table:table-cell>
          <table:table-cell table:formula="of:=[.B5]-[.B4]" office:value-type="float" office:value="39000" calcext:value-type="float">
            <text:p>39000</text:p>
          </table:table-cell>
          <table:table-cell table:formula="of:=[.B6]-[.A6]" office:value-type="float" office:value="37653.36" calcext:value-type="float">
            <text:p>37653.36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[.B4]/2" office:value-type="float" office:value="126950" calcext:value-type="float">
            <text:p>126950</text:p>
          </table:table-cell>
          <table:table-cell table:number-columns-repeated="6"/>
        </table:table-row>
      </table:table>
      <table:table table:name="Hoja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vento gral</text:p>
          </table:table-cell>
          <table:table-cell table:number-columns-repeated="3"/>
          <table:table-cell office:value-type="string" calcext:value-type="string">
            <text:p>Stand</text:p>
          </table:table-cell>
          <table:table-cell table:number-columns-repeated="3"/>
          <table:table-cell office:value-type="string" calcext:value-type="string">
            <text:p>OpenScad</text:p>
          </table:table-cell>
          <table:table-cell table:style-name="Default"/>
          <table:table-cell table:number-columns-repeated="2"/>
          <table:table-cell office:value-type="string" calcext:value-type="string">
            <text:p>Privacidad</text:p>
          </table:table-cell>
          <table:table-cell/>
        </table:table-row>
        <table:table-row table:style-name="ro1">
          <table:table-cell office:value-type="string" calcext:value-type="string">
            <text:p>RSS</text:p>
          </table:table-cell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Alcance</text:p>
          </table:table-cell>
          <table:table-cell table:style-name="ce2" table:formula="of:=[.$B$4]" office:value-type="float" office:value="8600" calcext:value-type="float">
            <text:p>8600</text:p>
          </table:table-cell>
          <table:table-cell table:style-name="ce3" table:formula="of:=[.F3]/[.F2]" office:value-type="percentage" office:value="0.0232558139534884" calcext:value-type="percentage">
            <text:p>2.33%</text:p>
          </table:table-cell>
          <table:table-cell/>
          <table:table-cell office:value-type="string" calcext:value-type="string">
            <text:p>Alcance</text:p>
          </table:table-cell>
          <table:table-cell table:formula="of:=[.$B$4]" office:value-type="float" office:value="8600" calcext:value-type="float">
            <text:p>8600</text:p>
          </table:table-cell>
          <table:table-cell table:style-name="ce3" table:formula="of:=[.J3]/[.J2]" office:value-type="percentage" office:value="0.0022093023255814" calcext:value-type="percentage">
            <text:p>0.22%</text:p>
          </table:table-cell>
          <table:table-cell/>
          <table:table-cell office:value-type="string" calcext:value-type="string">
            <text:p>Alcance</text:p>
          </table:table-cell>
          <table:table-cell table:style-name="ce2" table:formula="of:=[.$B$4]" office:value-type="float" office:value="8600" calcext:value-type="float">
            <text:p>8600</text:p>
          </table:table-cell>
          <table:table-cell table:style-name="ce3" table:formula="of:=[.N3]/[.N2]" office:value-type="percentage" office:value="0.00930232558139535" calcext:value-type="percentage">
            <text:p>0.93%</text:p>
          </table:table-cell>
        </table:table-row>
        <table:table-row table:style-name="ro1">
          <table:table-cell office:value-type="string" calcext:value-type="string">
            <text:p>Salones</text:p>
          </table:table-cell>
          <table:table-cell table:formula="of:=35*40" office:value-type="float" office:value="1400" calcext:value-type="float">
            <text:p>1400</text:p>
          </table:table-cell>
          <table:table-cell table:number-columns-repeated="2"/>
          <table:table-cell office:value-type="string" calcext:value-type="string">
            <text:p>Informados</text:p>
          </table:table-cell>
          <table:table-cell office:value-type="float" office:value="200" calcext:value-type="float">
            <text:p>200</text:p>
          </table:table-cell>
          <table:table-cell table:style-name="ce1" table:formula="of:=([.F3]/[.$B$5])" office:value-type="percentage" office:value="0.469483568075117" calcext:value-type="percentage">
            <text:p>46.95%</text:p>
          </table:table-cell>
          <table:table-cell/>
          <table:table-cell office:value-type="string" calcext:value-type="string">
            <text:p>Inscritos</text:p>
          </table:table-cell>
          <table:table-cell office:value-type="float" office:value="19" calcext:value-type="float">
            <text:p>19</text:p>
          </table:table-cell>
          <table:table-cell table:formula="of:=([.J3]/[.$B$5])" office:value-type="percentage" office:value="0.0446009389671362" calcext:value-type="percentage">
            <text:p>4.46%</text:p>
          </table:table-cell>
          <table:table-cell/>
          <table:table-cell office:value-type="string" calcext:value-type="string">
            <text:p>Asistentes</text:p>
          </table:table-cell>
          <table:table-cell office:value-type="float" office:value="80" calcext:value-type="float">
            <text:p>80</text:p>
          </table:table-cell>
          <table:table-cell table:style-name="ce1" table:formula="of:=([.N3]/[.$B$5])" office:value-type="percentage" office:value="0.187793427230047" calcext:value-type="percentage">
            <text:p>18.78%</text:p>
          </table:table-cell>
        </table:table-row>
        <table:table-row table:style-name="ro1">
          <table:table-cell office:value-type="string" calcext:value-type="string">
            <text:p>Alcance gral</text:p>
          </table:table-cell>
          <table:table-cell table:formula="of:=SUM([.B2:.B3])" office:value-type="float" office:value="8600" calcext:value-type="float">
            <text:p>8600</text:p>
          </table:table-cell>
          <table:table-cell table:number-columns-repeated="2"/>
          <table:table-cell office:value-type="string" calcext:value-type="string">
            <text:p>Interesados</text:p>
          </table:table-cell>
          <table:table-cell office:value-type="float" office:value="20" calcext:value-type="float">
            <text:p>20</text:p>
          </table:table-cell>
          <table:table-cell table:style-name="ce1" table:formula="of:=[.F4]/[.F3]" office:value-type="percentage" office:value="0.1" calcext:value-type="percentage">
            <text:p>10.00%</text:p>
          </table:table-cell>
          <table:table-cell/>
          <table:table-cell office:value-type="string" calcext:value-type="string">
            <text:p>Asistentes</text:p>
          </table:table-cell>
          <table:table-cell office:value-type="float" office:value="8" calcext:value-type="float">
            <text:p>8</text:p>
          </table:table-cell>
          <table:table-cell table:formula="of:=[.J4]/[.J3]" office:value-type="percentage" office:value="0.421052631578947" calcext:value-type="percentage">
            <text:p>42.1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olucrados</text:p>
          </table:table-cell>
          <table:table-cell table:formula="of:=[.F3]+[.J3]+[.J8]+[.J13]+[.J18]+[.F8]+[.N3]+[.N8]+[.N13]" office:value-type="float" office:value="426" calcext:value-type="float">
            <text:p>426</text:p>
          </table:table-cell>
          <table:table-cell table:style-name="ce1" table:formula="of:=[.B5]/[.B4]" office:value-type="percentage" office:value="0.0495348837209302" calcext:value-type="percentage">
            <text:p>4.95%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neficiados</text:p>
          </table:table-cell>
          <table:table-cell table:formula="of:=[.F4]+[.F8]+[.J4]+[.N3]+[.J9]+[.N8]+[.J14]+[.N13]+[.J19]" office:value-type="float" office:value="217" calcext:value-type="float">
            <text:p>217</text:p>
          </table:table-cell>
          <table:table-cell table:style-name="ce1" table:formula="of:=[.B6]/[.B5]" office:value-type="percentage" office:value="0.509389671361502" calcext:value-type="percentage">
            <text:p>50.94%</text:p>
          </table:table-cell>
          <table:table-cell table:number-columns-repeated="2"/>
          <table:table-cell office:value-type="string" calcext:value-type="string">
            <text:p>Installfest</text:p>
          </table:table-cell>
          <table:table-cell table:number-columns-repeated="3"/>
          <table:table-cell office:value-type="string" calcext:value-type="string">
            <text:p>Impresión 3D</text:p>
          </table:table-cell>
          <table:table-cell table:style-name="Default"/>
          <table:table-cell table:number-columns-repeated="2"/>
          <table:table-cell office:value-type="string" calcext:value-type="string">
            <text:p>Gi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cance</text:p>
          </table:table-cell>
          <table:table-cell table:style-name="ce2" table:formula="of:=[.$B$4]" office:value-type="float" office:value="8600" calcext:value-type="float">
            <text:p>8600</text:p>
          </table:table-cell>
          <table:table-cell table:style-name="ce3" table:formula="of:=[.F8]/[.F7]" office:value-type="percentage" office:value="0.000465116279069768" calcext:value-type="percentage">
            <text:p>0.05%</text:p>
          </table:table-cell>
          <table:table-cell/>
          <table:table-cell office:value-type="string" calcext:value-type="string">
            <text:p>Alcance</text:p>
          </table:table-cell>
          <table:table-cell table:formula="of:=[.$B$4]" office:value-type="float" office:value="8600" calcext:value-type="float">
            <text:p>8600</text:p>
          </table:table-cell>
          <table:table-cell table:style-name="ce3" table:formula="of:=[.J8]/[.J7]" office:value-type="percentage" office:value="0.0013953488372093" calcext:value-type="percentage">
            <text:p>0.14%</text:p>
          </table:table-cell>
          <table:table-cell/>
          <table:table-cell office:value-type="string" calcext:value-type="string">
            <text:p>Alcance</text:p>
          </table:table-cell>
          <table:table-cell table:style-name="ce2" table:formula="of:=[.$B$4]" office:value-type="float" office:value="8600" calcext:value-type="float">
            <text:p>8600</text:p>
          </table:table-cell>
          <table:table-cell table:style-name="ce3" table:formula="of:=[.N8]/[.N7]" office:value-type="percentage" office:value="0.00581395348837209" calcext:value-type="percentage">
            <text:p>0.58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nstalaciones</text:p>
          </table:table-cell>
          <table:table-cell office:value-type="float" office:value="4" calcext:value-type="float">
            <text:p>4</text:p>
          </table:table-cell>
          <table:table-cell table:style-name="ce1" table:formula="of:=([.F8]/[.$B$5])" office:value-type="percentage" office:value="0.00938967136150235" calcext:value-type="percentage">
            <text:p>0.94%</text:p>
          </table:table-cell>
          <table:table-cell/>
          <table:table-cell office:value-type="string" calcext:value-type="string">
            <text:p>Inscritos</text:p>
          </table:table-cell>
          <table:table-cell office:value-type="float" office:value="12" calcext:value-type="float">
            <text:p>12</text:p>
          </table:table-cell>
          <table:table-cell table:formula="of:=([.J8]/[.$B$5])" office:value-type="percentage" office:value="0.028169014084507" calcext:value-type="percentage">
            <text:p>2.82%</text:p>
          </table:table-cell>
          <table:table-cell/>
          <table:table-cell office:value-type="string" calcext:value-type="string">
            <text:p>Asistentes</text:p>
          </table:table-cell>
          <table:table-cell office:value-type="float" office:value="50" calcext:value-type="float">
            <text:p>50</text:p>
          </table:table-cell>
          <table:table-cell table:style-name="ce1" table:formula="of:=([.N8]/[.$B$5])" office:value-type="percentage" office:value="0.117370892018779" calcext:value-type="percentage">
            <text:p>11.74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sistentes</text:p>
          </table:table-cell>
          <table:table-cell office:value-type="float" office:value="5" calcext:value-type="float">
            <text:p>5</text:p>
          </table:table-cell>
          <table:table-cell table:formula="of:=[.J9]/[.J8]" office:value-type="percentage" office:value="0.416666666666667" calcext:value-type="percentage">
            <text:p>41.67%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KiCad</text:p>
          </table:table-cell>
          <table:table-cell table:style-name="Default"/>
          <table:table-cell table:number-columns-repeated="2"/>
          <table:table-cell office:value-type="string" calcext:value-type="string">
            <text:p>No es tu ..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Alcance</text:p>
          </table:table-cell>
          <table:table-cell table:formula="of:=[.$B$4]" office:value-type="float" office:value="8600" calcext:value-type="float">
            <text:p>8600</text:p>
          </table:table-cell>
          <table:table-cell table:style-name="ce3" table:formula="of:=[.J13]/[.J12]" office:value-type="percentage" office:value="0.00232558139534884" calcext:value-type="percentage">
            <text:p>0.23%</text:p>
          </table:table-cell>
          <table:table-cell/>
          <table:table-cell office:value-type="string" calcext:value-type="string">
            <text:p>Alcance</text:p>
          </table:table-cell>
          <table:table-cell table:style-name="ce2" table:formula="of:=[.$B$4]" office:value-type="float" office:value="8600" calcext:value-type="float">
            <text:p>8600</text:p>
          </table:table-cell>
          <table:table-cell table:style-name="ce3" table:formula="of:=[.N13]/[.N12]" office:value-type="percentage" office:value="0.00406976744186047" calcext:value-type="percentage">
            <text:p>0.41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critos</text:p>
          </table:table-cell>
          <table:table-cell office:value-type="float" office:value="20" calcext:value-type="float">
            <text:p>20</text:p>
          </table:table-cell>
          <table:table-cell table:formula="of:=([.J13]/[.$B$5])" office:value-type="percentage" office:value="0.0469483568075117" calcext:value-type="percentage">
            <text:p>4.69%</text:p>
          </table:table-cell>
          <table:table-cell/>
          <table:table-cell office:value-type="string" calcext:value-type="string">
            <text:p>Asistentes</text:p>
          </table:table-cell>
          <table:table-cell office:value-type="float" office:value="35" calcext:value-type="float">
            <text:p>35</text:p>
          </table:table-cell>
          <table:table-cell table:style-name="ce1" table:formula="of:=([.N13]/[.$B$5])" office:value-type="percentage" office:value="0.0821596244131455" calcext:value-type="percentage">
            <text:p>8.22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sistentes</text:p>
          </table:table-cell>
          <table:table-cell office:value-type="float" office:value="14" calcext:value-type="float">
            <text:p>14</text:p>
          </table:table-cell>
          <table:table-cell table:formula="of:=[.J14]/[.J13]" office:value-type="percentage" office:value="0.7" calcext:value-type="percentage">
            <text:p>70.00%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office:value-type="string" calcext:value-type="string">
            <text:p>Conferencia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ightly</text:p>
          </table:table-cell>
          <table:table-cell table:style-name="Default"/>
          <table:table-cell/>
          <table:table-cell office:value-type="string" calcext:value-type="string">
            <text:p>Alcance</text:p>
          </table:table-cell>
          <table:table-cell table:style-name="ce2" table:formula="of:=[.$B$4]" office:value-type="float" office:value="8600" calcext:value-type="float">
            <text:p>8600</text:p>
          </table:table-cell>
          <table:table-cell table:style-name="ce3" table:formula="of:=[.N17]/[.N16]" office:value-type="percentage" office:value="0.0191860465116279" calcext:value-type="percentage">
            <text:p>1.92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lcance</text:p>
          </table:table-cell>
          <table:table-cell table:formula="of:=[.$B$4]" office:value-type="float" office:value="8600" calcext:value-type="float">
            <text:p>8600</text:p>
          </table:table-cell>
          <table:table-cell table:style-name="ce3" table:formula="of:=[.J18]/[.J17]" office:value-type="percentage" office:value="0.000697674418604651" calcext:value-type="percentage">
            <text:p>0.07%</text:p>
          </table:table-cell>
          <table:table-cell/>
          <table:table-cell office:value-type="string" calcext:value-type="string">
            <text:p>Asistentes</text:p>
          </table:table-cell>
          <table:table-cell table:formula="of:=[.N13]+[.N8]+[.N3]" office:value-type="float" office:value="165" calcext:value-type="float">
            <text:p>165</text:p>
          </table:table-cell>
          <table:table-cell table:style-name="ce1" table:formula="of:=([.N17]/[.$B$5])" office:value-type="percentage" office:value="0.387323943661972" calcext:value-type="percentage">
            <text:p>38.73%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scritos</text:p>
          </table:table-cell>
          <table:table-cell office:value-type="float" office:value="6" calcext:value-type="float">
            <text:p>6</text:p>
          </table:table-cell>
          <table:table-cell table:formula="of:=([.J18]/[.$B$5])" office:value-type="percentage" office:value="0.0140845070422535" calcext:value-type="percentage">
            <text:p>1.41%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Asistentes</text:p>
          </table:table-cell>
          <table:table-cell office:value-type="float" office:value="1" calcext:value-type="float">
            <text:p>1</text:p>
          </table:table-cell>
          <table:table-cell table:formula="of:=[.J19]/[.J18]" office:value-type="percentage" office:value="0.166666666666667" calcext:value-type="percentage">
            <text:p>16.67%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alleres 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Alcance</text:p>
          </table:table-cell>
          <table:table-cell table:formula="of:=[.$B$4]" office:value-type="float" office:value="8600" calcext:value-type="float">
            <text:p>8600</text:p>
          </table:table-cell>
          <table:table-cell table:style-name="ce3" table:formula="of:=[.J23]/[.J22]" office:value-type="percentage" office:value="0.00662790697674419" calcext:value-type="percentage">
            <text:p>0.66%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Inscritos</text:p>
          </table:table-cell>
          <table:table-cell table:formula="of:=[.J18]+[.J13]+[.J8]+[.J3]" office:value-type="float" office:value="57" calcext:value-type="float">
            <text:p>57</text:p>
          </table:table-cell>
          <table:table-cell table:formula="of:=([.J23]/[.$B$5])" office:value-type="percentage" office:value="0.133802816901408" calcext:value-type="percentage">
            <text:p>13.38%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8"/>
          <table:table-cell office:value-type="string" calcext:value-type="string">
            <text:p>Asistentes</text:p>
          </table:table-cell>
          <table:table-cell table:formula="of:=[.J19]+[.J14]+[.J9]+[.J4]" office:value-type="float" office:value="28" calcext:value-type="float">
            <text:p>28</text:p>
          </table:table-cell>
          <table:table-cell table:formula="of:=[.J24]/[.J23]" office:value-type="percentage" office:value="0.491228070175439" calcext:value-type="percentage">
            <text:p>49.12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0:16:53.9287013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00:16:56.996047954</meta:creation-date>
    <meta:editing-duration>PT3M13S</meta:editing-duration>
    <meta:editing-cycles>2</meta:editing-cycles>
    <meta:generator>LibreOffice/5.1.6.2$Linux_X86_64 LibreOffice_project/10m0$Build-2</meta:generator>
    <dc:date>2018-05-01T01:11:44.127565785</dc:date>
    <meta:document-statistic meta:table-count="2" meta:cell-count="138" meta:object-count="0"/>
  </office:meta>
</office:document-meta>
</file>